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paragraph-properties fo:margin-left="0in" fo:text-align="justify" style:justify-single-word="false" fo:orphans="0" fo:widows="0"/>
    </style:style>
    <style:style style:name="P3" style:family="paragraph" style:parent-style-name="List_20_Paragraph">
      <style:paragraph-properties fo:margin-left="0in" fo:text-align="justify" style:justify-single-word="false" fo:orphans="0" fo:widows="0"/>
      <style:text-properties fo:font-style="normal" style:font-style-asian="normal" style:font-style-complex="normal"/>
    </style:style>
    <style:style style:name="P4" style:family="paragraph" style:parent-style-name="List_20_Paragraph">
      <style:paragraph-properties fo:margin-left="0in" fo:text-align="justify" style:justify-single-word="false" fo:orphans="0" fo:widows="0"/>
      <style:text-properties fo:font-style="normal" officeooo:rsid="000df099" officeooo:paragraph-rsid="000df099" style:font-style-asian="normal" style:font-style-complex="normal"/>
    </style:style>
    <style:style style:name="P5" style:family="paragraph" style:parent-style-name="List_20_Paragraph">
      <style:paragraph-properties fo:margin-left="0in" fo:text-align="justify" style:justify-single-word="false" fo:orphans="0" fo:widows="0"/>
      <style:text-properties officeooo:rsid="000f128e" officeooo:paragraph-rsid="000f128e"/>
    </style:style>
    <style:style style:name="P6" style:family="paragraph" style:parent-style-name="Standard" style:master-page-name="First_20_Page">
      <style:paragraph-properties fo:margin-top="0.1665in" fo:margin-bottom="0.139in" style:contextual-spacing="false" fo:text-align="center" style:justify-single-word="false" style:page-number="auto"/>
    </style:style>
    <style:style style:name="P7" style:family="paragraph" style:parent-style-name="Standard">
      <style:paragraph-properties fo:margin-top="0.1665in" fo:margin-bottom="0.1665in" style:contextual-spacing="false" fo:orphans="0" fo:widows="0"/>
    </style:style>
    <style:style style:name="P8" style:family="paragraph" style:parent-style-name="Standard">
      <style:paragraph-properties fo:margin-top="0in" fo:margin-bottom="0.139in" style:contextual-spacing="false" fo:text-align="justify" style:justify-single-word="false" fo:orphans="0" fo:widows="0"/>
      <style:text-properties style:text-underline-style="solid" style:text-underline-width="auto" style:text-underline-color="font-color"/>
    </style:style>
    <style:style style:name="P9" style:family="paragraph" style:parent-style-name="Text_20_body">
      <style:paragraph-properties fo:margin-left="0in" fo:margin-right="0in" fo:text-indent="0in" style:auto-text-indent="false" fo:padding="0in" fo:border="none"/>
    </style:style>
    <style:style style:name="P10" style:family="paragraph" style:parent-style-name="Text_20_body">
      <style:paragraph-properties fo:margin-left="0in" fo:text-align="justify" style:justify-single-word="false" fo:orphans="0" fo:widows="0"/>
    </style:style>
    <style:style style:name="P11" style:family="paragraph" style:parent-style-name="Text_20_body">
      <style:paragraph-properties fo:margin-left="0in" fo:text-align="justify" style:justify-single-word="false" fo:orphans="0" fo:widows="0"/>
      <style:text-properties officeooo:rsid="000f128e" officeooo:paragraph-rsid="000f128e"/>
    </style:style>
    <style:style style:name="P12" style:family="paragraph">
      <style:paragraph-properties fo:margin-left="0in" fo:margin-right="0in" fo:margin-top="0in" fo:margin-bottom="0in" fo:line-height="100%" fo:text-align="start"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T1" style:family="text">
      <style:text-properties fo:color="#000000" loext:opacity="100%" style:font-name="Helvetica" fo:font-size="16pt" fo:font-weight="bold" style:font-size-asian="16pt" style:font-weight-asian="bold" style:font-name-complex="Times New Roman1" style:font-size-complex="16pt">
        <loext:char-complex-color loext:theme-type="dark1" loext:color-type="theme"/>
      </style:text-properties>
    </style:style>
    <style:style style:name="T2" style:family="text">
      <style:text-properties fo:color="#000000" loext:opacity="100%" style:font-name="Helvetica" fo:font-size="16pt" fo:font-weight="bold" officeooo:rsid="000ebeb3" style:font-size-asian="16pt" style:font-weight-asian="bold" style:font-name-complex="Times New Roman1" style:font-size-complex="16pt">
        <loext:char-complex-color loext:theme-type="dark1" loext:color-type="theme"/>
      </style:text-properties>
    </style:style>
    <style:style style:name="T3" style:family="text">
      <style:text-properties fo:color="#000000" loext:opacity="100%" style:font-name="Helvetica" fo:font-size="12pt" fo:font-weight="bold" style:font-size-asian="12pt" style:font-weight-asian="bold" style:font-size-complex="12pt">
        <loext:char-complex-color loext:theme-type="dark1" loext:color-type="theme"/>
      </style:text-properties>
    </style:style>
    <style:style style:name="T4" style:family="text">
      <style:text-properties fo:color="#000000" loext:opacity="100%" style:font-name="Helvetica">
        <loext:char-complex-color loext:theme-type="dark1" loext:color-type="theme"/>
      </style:text-properties>
    </style:style>
    <style:style style:name="T5" style:family="text">
      <style:text-properties fo:font-style="normal" style:font-style-asian="normal" style:font-style-complex="normal"/>
    </style:style>
    <style:style style:name="T6" style:family="text">
      <style:text-properties fo:font-style="normal" officeooo:rsid="000ebeb3" style:font-style-asian="normal" style:font-style-complex="normal"/>
    </style:style>
    <style:style style:name="T7" style:family="text">
      <style:text-properties fo:font-style="normal" officeooo:rsid="000f128e"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loext:padding="0in" loext:border="none"/>
    </style:style>
    <style:style style:name="T1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ENInstantFormat&gt;&lt;Enabled&gt;1&lt;/Enabled&gt;&lt;ScanUnformatted&gt;1&lt;/ScanUnformatted&gt;&lt;ScanChanges&gt;1&lt;/ScanChanges&gt;&lt;Suspended&gt;0&lt;/Suspended&gt;&lt;/ENInstantFormat&gt;" text:name="EN.InstantFormat"/>
        <text:user-field-decl office:value-type="string" office:string-value="&lt;ENLayout&gt;&lt;Style&gt;Trends Biochemical Science&lt;/Style&gt;&lt;LeftDelim&gt;{&lt;/LeftDelim&gt;&lt;RightDelim&gt;}&lt;/RightDelim&gt;&lt;FontName&gt;Calibri&lt;/FontName&gt;&lt;FontSize&gt;11&lt;/FontSize&gt;&lt;ReflistTitle&gt;&lt;/ReflistTitle&gt;&lt;StartingRefnum&gt;1&lt;/StartingRefnum&gt;&lt;FirstLineIndent&gt;0&lt;/FirstLineIndent&gt;&lt;HangingIndent&gt;720&lt;/HangingIndent&gt;&lt;LineSpacing&gt;0&lt;/LineSpacing&gt;&lt;SpaceAfter&gt;0&lt;/SpaceAfter&gt;&lt;HyperlinksEnabled&gt;1&lt;/HyperlinksEnabled&gt;&lt;HyperlinksVisible&gt;0&lt;/HyperlinksVisible&gt;&lt;/ENLayout&gt;" text:name="EN.Layout"/>
        <text:user-field-decl office:value-type="string" office:string-value="&lt;Libraries&gt;&lt;item db-id=&quot;9d5tv5eadwat29e9s0s5t0d9pst0ar92rppf&quot;&gt;TiBS2&lt;record-ids&gt;&lt;item&gt;1&lt;/item&gt;&lt;item&gt;2&lt;/item&gt;&lt;item&gt;3&lt;/item&gt;&lt;item&gt;4&lt;/item&gt;&lt;item&gt;5&lt;/item&gt;&lt;item&gt;6&lt;/item&gt;&lt;item&gt;7&lt;/item&gt;&lt;item&gt;8&lt;/item&gt;&lt;item&gt;9&lt;/item&gt;&lt;item&gt;10&lt;/item&gt;&lt;item&gt;11&lt;/item&gt;&lt;item&gt;12&lt;/item&gt;&lt;item&gt;13&lt;/item&gt;&lt;item&gt;15&lt;/item&gt;&lt;item&gt;17&lt;/item&gt;&lt;item&gt;18&lt;/item&gt;&lt;item&gt;19&lt;/item&gt;&lt;item&gt;20&lt;/item&gt;&lt;item&gt;21&lt;/item&gt;&lt;item&gt;22&lt;/item&gt;&lt;item&gt;23&lt;/item&gt;&lt;item&gt;24&lt;/item&gt;&lt;item&gt;26&lt;/item&gt;&lt;item&gt;27&lt;/item&gt;&lt;item&gt;28&lt;/item&gt;&lt;item&gt;29&lt;/item&gt;&lt;item&gt;30&lt;/item&gt;&lt;item&gt;31&lt;/item&gt;&lt;item&gt;32&lt;/item&gt;&lt;item&gt;34&lt;/item&gt;&lt;item&gt;36&lt;/item&gt;&lt;item&gt;37&lt;/item&gt;&lt;item&gt;38&lt;/item&gt;&lt;item&gt;39&lt;/item&gt;&lt;item&gt;40&lt;/item&gt;&lt;/record-ids&gt;&lt;/item&gt;&lt;/Libraries&gt;" text:name="EN.Libraries"/>
      </text:user-field-decls>
      <text:p text:style-name="P6" loext:marker-style-name="T1"><text:span text:style-name="T1">Exploring Periodic Boundary Conditions: A Study on </text:span><text:span text:style-name="T2">2</text:span><text:span text:style-name="T1">D and </text:span><text:span text:style-name="T2">3</text:span><text:span text:style-name="T1">D Spheres and Continuum Limit</text:span></text:p>
      <text:p text:style-name="P7" loext:marker-style-name="T4"><text:span text:style-name="T3">Differential Equations with simple boundary conditions revisited</text:span><text:span text:style-name="T3"/></text:p>
      <text:p text:style-name="P2" loext:marker-style-name="T5"><text:span text:style-name="T5"><text:s text:c="3"/>Abstract</text:span></text:p>
      <text:p text:style-name="P3" loext:marker-style-name="T5">We analyze systems with periodic boundary conditions in two and three dimensions. Beginning with an $N$-particle system confined to a circle, we derive the governing ordinary differential equation and solve it both analytically using circulant matrices and numerically. We then take the continuum limit as $N$ goes to infinity to obtain a wave equation on the circle with periodic boundary conditions. This partial differential equation is solved exactly, allowing us to construct visualizations of the propagating waves. Next we study an N-particle system confined to the surface of a regular polyhedron, deriving the discrete equations and solving numerically using symmetry arguments. We then discuss statistical mechanics approaches for this system. Finally, we analyze longitudinal elastic waves propagating on a sphere, deriving the continuum wave equation in spherical coordinates and discussing analytical and numerical solution methods based on spectral decomposition. Throughout we emphasize the mathematical physics, solving equations analytically where possible and numerically otherwise. Results for all systems are illustrated through figures.<office:annotation loext:resolved="false"><dc:creator>Unknown Author</dc:creator><dc:date>2024-01-02T16:49:30.173476446</dc:date><text:p text:style-name="P12"><text:span text:style-name="T10">Until this part no citation is needed. Do not change before this part.</text:span></text:p></office:annotation></text:p>
      <text:p text:style-name="P3" loext:marker-style-name="T5"/>
      <text:p text:style-name="P4" loext:marker-style-name="T5">1. Introduction</text:p>
      <text:p text:style-name="P4" loext:marker-style-name="T5">Periodic boundary conditions arise naturally in the study of waves and particles constrained to closed topologies. The mathematics of such systems, though conceptually simple, reveals rich physical behaviors. In one dimension, systems with periodic boundaries can be solved exactly. As the dimension increases, new challenges emerge. On a circle, the topology is uniform and easily parametrized, yielding to straightforward analysis via Fourier decomposition. On a sphere, the additional dimension introduces variability in the surface curvature, requiring more advanced methods like spherical harmonics. In three dimensions, modeling particles or waves constrained to regular convex polyhedron brings deeper obstacles, as these Platonic solids resist exact geometric parameterization.</text:p>
      <text:p text:style-name="P4" loext:marker-style-name="T5"/>
      <text:p text:style-name="P4" loext:marker-style-name="T5">Approximation methods must therefore complement exact mathematical techniques in exploring these systems. The interplay of analytical, numerical, and geometric ideas is what makes periodic systems fascinating to study. When symmetry allows clean solutions, the mathematics elegantly explains the physics. And when intricacies of higher dimensions obstruct analysis, numerical methods and geometric intuition guide the way.</text:p>
      <text:p text:style-name="P4" loext:marker-style-name="T5"/>
      <text:p text:style-name="P4" loext:marker-style-name="T5">In this Article, we embark on a mathematical tour of periodic boundaries in multiple dimensions. We begin with approachable problems, deriving and solving ordinary differential equations through matrix techniques. Moving to continuous systems, we encounter tractable partial differential equations which yield to Fourier analysis. Finally, we contend with intricate geometries, wrestling with equations which only numerical computation can conquer. What ties these investigations together is the quest to understand systems constrained to live within themselves, endowed with a symmetry as beautiful as it is challenging.</text:p>
      <text:p text:style-name="P4" loext:marker-style-name="T5"/>
      <text:p text:style-name="P3" loext:marker-style-name="T5"/>
      <text:p text:style-name="P3" loext:marker-style-name="T5"/>
      <text:p text:style-name="P2" loext:marker-style-name="T5"><text:soft-page-break/><text:span text:style-name="T5">2. </text:span><text:span text:style-name="T6">2</text:span><text:span text:style-name="T5">D Spheres Revisited</text:span></text:p>
      <text:p text:style-name="P10" loext:marker-style-name="T5"><text:span text:style-name="T5">As established in foundational texts on wave phenomena (see </text:span><text:span text:style-name="T7">georgi</text:span><text:span text:style-name="T7"><office:annotation loext:resolved="false"><dc:creator>Unknown Author</dc:creator><dc:date>2024-01-02T17:05:03.168735396</dc:date><text:p text:style-name="P12"><text:span text:style-name="T10">Waves book</text:span></text:p></office:annotation></text:span><text:span text:style-name="T5">), a prototypical model for cyclic wave propagation considers a discrete set of point particles confined to a circular domain. This framework relies on two key approximations: first, that interactions are strictly local, with each particle only directly influencing its immediate neighbors. Second, that the inter-particle forces respond linearly to changes in separation relative to an equilibrium length. While undeniably reductionist, these assumptions prove sufficient to capture the salient physics of transverse wave transmission through the medium.</text:span></text:p>
      <text:p text:style-name="P9">Specifically, we examine a system of N identical particles of mass m regularly spaced around a ring of radius R. Identical harmonic springs, characterized by force constant k, link adjacent particles along the circumference. This geometry exhibits a continuous rotational symmetry - rotations by 2π/N map the configuration onto itself. Our theoretical description should therefore not differentiate between the 2N symmetry-equivalent orientations. The sole measurable degree of freedom lies in the particles' relative displacements, as absolute positions along the circle can not be experimentally determined without first arbitrarily fixing a reference point.</text:p>
      <text:p text:style-name="P9">The simplicity of this model, alongside its inherent periodicity, motivate its study before tackling more intricate geometries in higher dimensions. Even within the confines of localized, linear interactions, analytical and computational techniques reveal rich wave behaviors arising from the cyclic topology. The mathematics provides profound and elegant insight into the underlying physics.</text:p>
      <text:p text:style-name="P9">As an elementary example, Figure 1 illustrates the case for N=4 particles. The fourfold rotational symmetry is evident, as is the periodic nature of the circular boundary. With the model established, we now embark on an in-depth analysis.</text:p>
      <text:p text:style-name="P11" loext:marker-style-name="T5"><text:span text:style-name="T5">The configuration of the system can be fully specified by the central angle displacement $\theta_i$ of each particle $i$ relative to its initial angular position. As per the rotational symmetry, the labeling of individual particles carries no physical significance. We therefore characterize the state through the $N$-dimensional vector $\bm{\theta} = (\theta_1, \theta_2, ..., \theta_N)$ encompassing each particle's angular shift. For small oscillations, we expect the time evolution of $\bm{\theta}$ to follow a linear equation of the form:</text:span></text:p>
      <text:p text:style-name="P9">\begin{equation} M\ddot{\bm{\theta}} + K\bm{\theta} = 0 \Rightarrow \ddot{\bm{\theta}} + W\bm{\theta} = 0<text:line-break/>\end{equation}</text:p>
      <text:p text:style-name="P9">The matrix $W$ belongs to the special class of circulant matrices which respect circular permutation symmetry. To derive its structure, consider the $i$th particle's interactions: since it only couples to its nearest neighbors, its motion is governed by:</text:p>
      <text:p text:style-name="P9">\begin{equation} \ddot{\theta}<text:span text:style-name="Emphasis"><text:span text:style-name="T9">i = a \theta</text:span></text:span>{i-1} + b \theta_i + c \theta_{i+1} \end{equation}</text:p>
      <text:p text:style-name="P9">By symmetry, the coefficient $a$ equals $c$. For a system of $N$ particles, this yields an interaction matrix $W$ of the form:</text:p>
      <text:p text:style-name="P9">\begin{equation} W = \begin{pmatrix} A &amp; B &amp; 0 &amp; \dots &amp; B \ B &amp; A &amp; B &amp; \dots &amp; 0 \<text:line-break/>0 &amp; B &amp; A &amp; \dots &amp; 0 \ \vdots &amp; \vdots &amp; \vdots &amp; \ddots &amp; \vdots \ B &amp; 0 &amp; 0 &amp; \dots &amp; A \end{pmatrix}_{N \times N}<text:line-break/>\end{equation}</text:p>
      <text:p text:style-name="P9"><text:soft-page-break/>While the precise values of $A$ and $B$ do not qualitatively impact the dynamics, specific models may impose further constraints such as $A = -2B$ (see [1]). Analytical solutions rely on the circulant structure, as discussed in [2].</text:p>
      <text:p text:style-name="P5" loext:marker-style-name="T5"><text:span text:style-name="T5"/></text:p>
      <text:p text:style-name="P8"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139in" style:contextual-spacing="false" fo:line-height="100%"/>
      <style:text-properties fo:color="#0070c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loext:linked-style-name="Heading_20_2_20_Char" style:default-outline-level="2" style:list-style-name="" style:class="text">
      <style:paragraph-properties fo:line-height="100%"/>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List_20_Paragraph" style:display-name="List Paragraph" style:family="paragraph" style:parent-style-name="Standard">
      <style:paragraph-properties fo:margin-left="0.5in" fo:margin-top="0in" fo:margin-bottom="0in" style:contextual-spacing="true" fo:line-height="100%"/>
      <style:text-properties style:font-name="Cambria" fo:font-family="Cambria" style:font-family-generic="roman" style:font-pitch="variable" fo:font-size="12pt" style:font-name-asian="Cambria1" style:font-family-asian="Cambri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text:number-lines="false" text:line-number="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text:number-lines="false" text:line-number="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font-size-complex="10pt" style:font-weight-complex="bold"/>
    </style:style>
    <style:style style:name="Revision"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070c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loext:linked-style-name="Heading_20_2">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apple-converted-space" style:family="text" style:parent-style-name="Default_20_Paragraph_20_Font_20__28_WW_29_"/>
    <style:style style:name="Footnote_20_Text_20_Char" style:display-name="Footnote Text Char" style:family="text" style:parent-style-name="Default_20_Paragraph_20_Font_20__28_WW_29_"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e_20_number1" style:display-name="line number1" style:family="text" style:parent-style-name="Default_20_Paragraph_20_Font_20__28_WW_29_"/>
    <style:style style:name="Endnote_20_Text_20_Char" style:display-name="Endnote Text Char" style:family="text" style:parent-style-name="Default_20_Paragraph_20_Font_20__28_WW_29_"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_20__28_WW_29_">
      <style:text-properties fo:color="#808080" loext:opacity="100%"/>
    </style:style>
    <style:style style:name="annotation_20_reference" style:display-name="annotation reference" style:family="text" style:parent-style-name="Default_20_Paragraph_20_Font_20__28_WW_29_">
      <style:text-properties fo:font-size="9pt" style:font-size-asian="9pt" style:font-size-complex="9pt"/>
    </style:style>
    <style:style style:name="Comment_20_Text_20_Char" style:display-name="Comment Text Char" style:family="text" style:parent-style-name="Default_20_Paragraph_20_Font_20__28_WW_29_" loext:linked-style-name="annotation_20_text">
      <style:text-properties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902in" fo:margin-bottom="0.7902in" fo:margin-left="0.8902in" fo:margin-right="0.820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902in" fo:margin-left="0.8902in" fo:margin-right="0.820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0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04T21:46:00</meta:creation-date>
    <meta:initial-creator>Arjen Jakobi</meta:initial-creator>
    <dc:language>en-US</dc:language>
    <meta:print-date>2016-01-04T21:46:00</meta:print-date>
    <dc:date>2024-01-02T17:53:44.564803150</dc:date>
    <meta:editing-cycles>14</meta:editing-cycles>
    <meta:editing-duration>PT3H43M37S</meta:editing-duration>
    <meta:generator>LibreOffice/7.6.4.1$Linux_X86_64 LibreOffice_project/60$Build-1</meta:generator>
    <meta:document-statistic meta:table-count="0" meta:image-count="0" meta:object-count="0" meta:page-count="3" meta:paragraph-count="20" meta:word-count="959" meta:character-count="6681" meta:non-whitespace-character-count="5739"/>
    <meta:user-defined meta:name="AppVersion">15.0000</meta:user-defined>
    <meta:user-defined meta:name="Company">University of Groningen</meta:user-defined>
    <meta:template xlink:type="simple" xlink:actuate="onRequest" xlink:title="Normal.dotm" xlink:href=""/>
  </office:meta>
</office:document-meta>
</file>